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5b4" officeooo:paragraph-rsid="0013b5b4"/>
    </style:style>
    <style:style style:name="P2" style:family="paragraph" style:parent-style-name="Standard">
      <style:text-properties officeooo:rsid="0013b5b4" officeooo:paragraph-rsid="002105be"/>
    </style:style>
    <style:style style:name="P3" style:family="paragraph" style:parent-style-name="Standard">
      <style:text-properties officeooo:rsid="0018557f" officeooo:paragraph-rsid="0018557f"/>
    </style:style>
    <style:style style:name="P4" style:family="paragraph" style:parent-style-name="Standard">
      <style:text-properties officeooo:rsid="0018557f" officeooo:paragraph-rsid="001bc1cd"/>
    </style:style>
    <style:style style:name="P5" style:family="paragraph" style:parent-style-name="Standard">
      <style:text-properties officeooo:rsid="001ab0e3" officeooo:paragraph-rsid="001ab0e3"/>
    </style:style>
    <style:style style:name="P6" style:family="paragraph" style:parent-style-name="Standard">
      <style:text-properties officeooo:rsid="001ab0e3" officeooo:paragraph-rsid="0027fc48"/>
    </style:style>
    <style:style style:name="P7" style:family="paragraph" style:parent-style-name="Standard">
      <style:text-properties officeooo:rsid="001ab0e3" officeooo:paragraph-rsid="002b48e5"/>
    </style:style>
    <style:style style:name="P8" style:family="paragraph" style:parent-style-name="Standard">
      <style:text-properties officeooo:rsid="002f9f8b" officeooo:paragraph-rsid="002f9f8b"/>
    </style:style>
    <style:style style:name="P9" style:family="paragraph" style:parent-style-name="Standard">
      <style:text-properties officeooo:rsid="003d6a10" officeooo:paragraph-rsid="003d6a10"/>
    </style:style>
    <style:style style:name="P10" style:family="paragraph" style:parent-style-name="Standard">
      <style:text-properties officeooo:rsid="003d6a10" officeooo:paragraph-rsid="005e2641"/>
    </style:style>
    <style:style style:name="P11" style:family="paragraph" style:parent-style-name="Standard">
      <style:text-properties officeooo:rsid="003d6a10" officeooo:paragraph-rsid="00652ca1"/>
    </style:style>
    <style:style style:name="P12" style:family="paragraph" style:parent-style-name="Standard">
      <style:text-properties officeooo:rsid="003d6a10" officeooo:paragraph-rsid="006c6bc7"/>
    </style:style>
    <style:style style:name="P13" style:family="paragraph" style:parent-style-name="Standard">
      <style:text-properties officeooo:rsid="003d6a10" officeooo:paragraph-rsid="0079268b"/>
    </style:style>
    <style:style style:name="P14" style:family="paragraph" style:parent-style-name="Standard">
      <style:text-properties officeooo:rsid="005ecb92" officeooo:paragraph-rsid="005ecb92"/>
    </style:style>
    <style:style style:name="P15" style:family="paragraph" style:parent-style-name="Standard">
      <style:text-properties officeooo:rsid="00718f9a" officeooo:paragraph-rsid="00718f9a"/>
    </style:style>
    <style:style style:name="T1" style:family="text">
      <style:text-properties officeooo:rsid="0014de92"/>
    </style:style>
    <style:style style:name="T2" style:family="text">
      <style:text-properties officeooo:rsid="0017e4f8"/>
    </style:style>
    <style:style style:name="T3" style:family="text">
      <style:text-properties officeooo:rsid="001939d7"/>
    </style:style>
    <style:style style:name="T4" style:family="text">
      <style:text-properties officeooo:rsid="001ab0e3"/>
    </style:style>
    <style:style style:name="T5" style:family="text">
      <style:text-properties officeooo:rsid="001e2368"/>
    </style:style>
    <style:style style:name="T6" style:family="text">
      <style:text-properties officeooo:rsid="0021b427"/>
    </style:style>
    <style:style style:name="T7" style:family="text">
      <style:text-properties officeooo:rsid="0023e1c3"/>
    </style:style>
    <style:style style:name="T8" style:family="text">
      <style:text-properties officeooo:rsid="002678c1"/>
    </style:style>
    <style:style style:name="T9" style:family="text">
      <style:text-properties officeooo:rsid="0027fc48"/>
    </style:style>
    <style:style style:name="T10" style:family="text">
      <style:text-properties officeooo:rsid="002b48e5"/>
    </style:style>
    <style:style style:name="T11" style:family="text">
      <style:text-properties officeooo:rsid="00324428"/>
    </style:style>
    <style:style style:name="T12" style:family="text">
      <style:text-properties officeooo:rsid="0035b907"/>
    </style:style>
    <style:style style:name="T13" style:family="text">
      <style:text-properties officeooo:rsid="0038da35"/>
    </style:style>
    <style:style style:name="T14" style:family="text">
      <style:text-properties officeooo:rsid="003b1efc"/>
    </style:style>
    <style:style style:name="T15" style:family="text">
      <style:text-properties officeooo:rsid="003b25c9"/>
    </style:style>
    <style:style style:name="T16" style:family="text">
      <style:text-properties officeooo:rsid="003bd765"/>
    </style:style>
    <style:style style:name="T17" style:family="text">
      <style:text-properties officeooo:rsid="003d6a10"/>
    </style:style>
    <style:style style:name="T18" style:family="text">
      <style:text-properties officeooo:rsid="003f8e70"/>
    </style:style>
    <style:style style:name="T19" style:family="text">
      <style:text-properties officeooo:rsid="0043e949"/>
    </style:style>
    <style:style style:name="T20" style:family="text">
      <style:text-properties officeooo:rsid="0046f001"/>
    </style:style>
    <style:style style:name="T21" style:family="text">
      <style:text-properties officeooo:rsid="0049a632"/>
    </style:style>
    <style:style style:name="T22" style:family="text">
      <style:text-properties officeooo:rsid="004be9c2"/>
    </style:style>
    <style:style style:name="T23" style:family="text">
      <style:text-properties officeooo:rsid="004d5953"/>
    </style:style>
    <style:style style:name="T24" style:family="text">
      <style:text-properties officeooo:rsid="004d6b16"/>
    </style:style>
    <style:style style:name="T25" style:family="text">
      <style:text-properties officeooo:rsid="004f1b9b"/>
    </style:style>
    <style:style style:name="T26" style:family="text">
      <style:text-properties officeooo:rsid="00503187"/>
    </style:style>
    <style:style style:name="T27" style:family="text">
      <style:text-properties officeooo:rsid="0053f861"/>
    </style:style>
    <style:style style:name="T28" style:family="text">
      <style:text-properties officeooo:rsid="00577787"/>
    </style:style>
    <style:style style:name="T29" style:family="text">
      <style:text-properties officeooo:rsid="005a30f3"/>
    </style:style>
    <style:style style:name="T30" style:family="text">
      <style:text-properties officeooo:rsid="005b55f7"/>
    </style:style>
    <style:style style:name="T31" style:family="text">
      <style:text-properties officeooo:rsid="005e2641"/>
    </style:style>
    <style:style style:name="T32" style:family="text">
      <style:text-properties officeooo:rsid="005ecb92"/>
    </style:style>
    <style:style style:name="T33" style:family="text">
      <style:text-properties officeooo:rsid="005ed353"/>
    </style:style>
    <style:style style:name="T34" style:family="text">
      <style:text-properties officeooo:rsid="0061e728"/>
    </style:style>
    <style:style style:name="T35" style:family="text">
      <style:text-properties officeooo:rsid="0063498f"/>
    </style:style>
    <style:style style:name="T36" style:family="text">
      <style:text-properties officeooo:rsid="006403fc"/>
    </style:style>
    <style:style style:name="T37" style:family="text">
      <style:text-properties officeooo:rsid="00652ca1"/>
    </style:style>
    <style:style style:name="T38" style:family="text">
      <style:text-properties officeooo:rsid="00683918"/>
    </style:style>
    <style:style style:name="T39" style:family="text">
      <style:text-properties officeooo:rsid="006a1442"/>
    </style:style>
    <style:style style:name="T40" style:family="text">
      <style:text-properties officeooo:rsid="006c6bc7"/>
    </style:style>
    <style:style style:name="T41" style:family="text">
      <style:text-properties officeooo:rsid="006e3d8e"/>
    </style:style>
    <style:style style:name="T42" style:family="text">
      <style:text-properties officeooo:rsid="006efaa2"/>
    </style:style>
    <style:style style:name="T43" style:family="text">
      <style:text-properties officeooo:rsid="0074e428"/>
    </style:style>
    <style:style style:name="T44" style:family="text">
      <style:text-properties officeooo:rsid="007926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tab/><text:tab/><text:tab/><text:tab/><text:span text:style-name="T2">Docker</text:span></text:p>
      <text:p text:style-name="Standard"/>
      <text:p text:style-name="P1">Morning :</text:p>
      <text:p text:style-name="P1">-------------</text:p>
      <text:p text:style-name="P1"/>
      <text:p text:style-name="P2">Sonar Lint : </text:p>
      <text:p text:style-name="P2"><text:tab/>When we write code, we need some tool that he;lps in code analysis, and the most <text:tab/>popular one is static code analysys, i.e you do not need to run project for static code <text:tab/>anbalysuys, There are many PMD’s that analyse code statically, Out of them, SonarLint is <text:tab/>one.</text:p>
      <text:p text:style-name="P1"/>
      <text:p text:style-name="P1"><text:tab/>These pmd’s tell you have unused imports, duplicated code, unused methods, local variables <text:tab/>not getting used, coding conventions (class from Capital letters, methods and variables from <text:tab/>small letters) if following or not <text:span text:style-name="T1">and many6 more etc.</text:span></text:p>
      <text:p text:style-name="P1"/>
      <text:p text:style-name="P4">Virtual Machines : <text:span text:style-name="T4">Are Computrers, that are present virtually.</text:span></text:p>
      <text:p text:style-name="P4"/>
      <text:p text:style-name="P3"><text:s/><text:tab/><text:span text:style-name="T3">Q.) </text:span>Why we use?</text:p>
      <text:p text:style-name="P3"><text:tab/><text:span text:style-name="T3">A.) </text:span>If i need to software, if i install a software, it may cause some issue in my loval machine <text:tab/>and also, some security issues may also occur, and in there cases we can use virtual <text:tab/>machines.</text:p>
      <text:p text:style-name="P3"><text:tab/></text:p>
      <text:p text:style-name="P5"/>
      <text:p text:style-name="P5"><text:tab/><text:span text:style-name="T5">We cannot copy something from desktop to VM and VM to desktop.</text:span></text:p>
      <text:p text:style-name="P5"><text:tab/></text:p>
      <text:p text:style-name="P5"><text:tab/><text:span text:style-name="T6">Inside a physical Machine, we create virtual machine, and it won’t create any issue in <text:tab/>physicsal machine, if we install a software in vm.</text:span></text:p>
      <text:p text:style-name="P5"><text:tab/></text:p>
      <text:p text:style-name="P5"><text:tab/><text:span text:style-name="T6">We can create many no.of VM’s in Physical Machine and there we can test softeares.</text:span></text:p>
      <text:p text:style-name="P5"/>
      <text:p text:style-name="P5"><text:tab/><text:span text:style-name="T7">Also, One VM cannot cause sidde effect in another VM, SO the main advantage of V&lt; is <text:tab/>Isolation. It works in Isolation Mode.</text:span></text:p>
      <text:p text:style-name="P5"/>
      <text:p text:style-name="P5"/>
      <text:p text:style-name="P6"><text:tab/><text:span text:style-name="T8">And Disadvantage is It’s heavy on resources. i.e when we create VM on Physicscal machine, <text:tab/></text:span><text:span text:style-name="T9">and we cannot distribute softwares/ versions.</text:span></text:p>
      <text:p text:style-name="P6"/>
      <text:p text:style-name="P8">Docker :</text:p>
      <text:p text:style-name="P8">-----------</text:p>
      <text:p text:style-name="P8"/>
      <text:p text:style-name="P7"><text:span text:style-name="T8"><text:s/><text:tab/></text:span><text:span text:style-name="T10">For Quickly distribute application and supporting softwares along with necessary <text:tab/>configurations</text:span><text:span text:style-name="T8"><text:tab/>, </text:span><text:span text:style-name="T10">we have a concept called docker.</text:span></text:p>
      <text:p text:style-name="P7"/>
      <text:p text:style-name="P7"><text:span text:style-name="T10"><text:tab/>Docker provides same advantages that VM’s provide i.e they work in Isolation.</text:span></text:p>
      <text:p text:style-name="P7"><text:tab/></text:p>
      <text:p text:style-name="P8"><text:tab/>VM is used for Long Term purposes annd Docker is used for short term ones.</text:p>
      <text:p text:style-name="P8"><text:tab/></text:p>
      <text:p text:style-name="P8"><text:tab/><text:span text:style-name="T11">Its lighter on resources compared to VM’s.</text:span></text:p>
      <text:p text:style-name="P8"/>
      <text:p text:style-name="P8"><text:tab/><text:span text:style-name="T12">Better in performaace than VM</text:span></text:p>
      <text:p text:style-name="P8"/>
      <text:p text:style-name="P8"><text:soft-page-break/><text:tab/><text:span text:style-name="T12">Eats low resources compared to VM</text:span></text:p>
      <text:p text:style-name="P8"/>
      <text:p text:style-name="P8"><text:tab/><text:span text:style-name="T12">Starts in seconds.</text:span></text:p>
      <text:p text:style-name="P8"/>
      <text:p text:style-name="P8"><text:tab/><text:span text:style-name="T13">In docker the marketing theme is Develop, Ship and Run anywhere and it’s true aas well.</text:span></text:p>
      <text:p text:style-name="P8"/>
      <text:p text:style-name="P8"><text:tab/><text:span text:style-name="T14">In Operating System is a single file like jar, war which contains a lot of things but cannot be <text:tab/>used directly.</text:span></text:p>
      <text:p text:style-name="P8"/>
      <text:p text:style-name="P8"><text:tab/><text:span text:style-name="T15">Image i</text:span><text:span text:style-name="T16">n docker : </text:span><text:span text:style-name="T17">It contains our application, which we wanna distribute along with <text:tab/>software, config etc. When we run it we’ll get Docker container and this docker container <text:tab/>runs in our host machine and uses same kernel as host machine and docker is for Linux <text:tab/>only(Mostly).</text:span></text:p>
      <text:p text:style-name="P8"/>
      <text:p text:style-name="P9"><text:tab/>This Docker Image is read only.</text:p>
      <text:p text:style-name="P9"/>
      <text:p text:style-name="P9"><text:tab/><text:span text:style-name="T18">Using the image we can easily distribute the application.</text:span></text:p>
      <text:p text:style-name="P9"/>
      <text:p text:style-name="P9"><text:tab/><text:span text:style-name="T19">And in no way, this docker container can disturb the host machine.</text:span></text:p>
      <text:p text:style-name="P9"/>
      <text:p text:style-name="P9"><text:tab/><text:span text:style-name="T20">Q.) </text:span>How<text:span text:style-name="T20"> to get Docker Image ?</text:span></text:p>
      <text:p text:style-name="P9"><text:tab/><text:span text:style-name="T20">A.) For that we need a Dockerfile. We’ll create a Dockerfile and mention our instructions in <text:tab/>it and based on these instructtions we’ll be getting the docker image and if run docker image <text:tab/>we’ll be getting docker container.</text:span></text:p>
      <text:p text:style-name="P9"/>
      <text:p text:style-name="P9"><text:tab/><text:span text:style-name="T21">It uses the concepts of Virtualization and Isolation, </text:span><text:span text:style-name="T22">the same concepts that VM’s use.</text:span></text:p>
      <text:p text:style-name="P9"/>
      <text:p text:style-name="P9"><text:tab/><text:span text:style-name="T23">Docker Images can be deployed on Physical machine, VM’s, clouds etc.</text:span></text:p>
      <text:p text:style-name="P9"/>
      <text:p text:style-name="P9"><text:tab/><text:span text:style-name="T24">In Psql, </text:span><text:span text:style-name="T25">from what we’ve seen till now, </text:span><text:span text:style-name="T24"><text:s/>the commands are getting executed/processed in <text:tab/>Postgres server and it’s displaying to end user in many ways.</text:span></text:p>
      <text:p text:style-name="P9"/>
      <text:p text:style-name="P9"/>
      <text:p text:style-name="P9"><text:tab/><text:span text:style-name="T26">In Docker also, we have near about same archetecture, We have Docker Client, where we <text:tab/>write commanbds and those commands are getting executed by the docker darmon(docker <text:tab/>background process/ docker server process) in the <text:s/>DockerHost.</text:span></text:p>
      <text:p text:style-name="P9"/>
      <text:p text:style-name="P9"><text:tab/><text:span text:style-name="T27">Docker Daemon is actually managing the container images and holds list of container <text:tab/>images.</text:span></text:p>
      <text:p text:style-name="P9"/>
      <text:p text:style-name="P9"><text:tab/><text:span text:style-name="T28">If we wanna run a image, and that image is not in docker daemon, then it’ll pull that image <text:tab/>from docker hub which is a public registry it containes a lot of images and then runs that <text:tab/>image.</text:span></text:p>
      <text:p text:style-name="P9"/>
      <text:p text:style-name="P9"><text:tab/><text:span text:style-name="T29">It uses the REST Api Internally.</text:span></text:p>
      <text:p text:style-name="P9"/>
      <text:p text:style-name="P9"><text:tab/><text:span text:style-name="T30">In terminal, </text:span></text:p>
      <text:p text:style-name="P10"><text:tab/><text:tab/><text:span text:style-name="T30">docker run hello-world </text:span>/ <text:span text:style-name="T30">We’ll get an output, if we get that it’s working fine.</text:span></text:p>
      <text:p text:style-name="P9"><text:tab/></text:p>
      <text:p text:style-name="P9"><text:tab/><text:span text:style-name="T31">To run an Image,</text:span></text:p>
      <text:p text:style-name="P9"><text:tab/><text:tab/><text:span text:style-name="T31">docker run imagename</text:span></text:p>
      <text:p text:style-name="P9"><text:tab/><text:tab/><text:span text:style-name="T31">docker run hello-world</text:span></text:p>
      <text:p text:style-name="P14"><text:soft-page-break/><text:tab/>To see all the images in system</text:p>
      <text:p text:style-name="P14"><text:tab/><text:tab/>docker images</text:p>
      <text:p text:style-name="P14"/>
      <text:p text:style-name="P14"><text:tab/>To see currently active runnning containers</text:p>
      <text:p text:style-name="P14"><text:tab/><text:tab/>docker ps</text:p>
      <text:p text:style-name="P9"><text:tab/></text:p>
      <text:p text:style-name="P9"><text:tab/><text:span text:style-name="T32">To see containes ran in past </text:span><text:span text:style-name="T34">and the ones </text:span><text:span text:style-name="T32">running now,</text:span></text:p>
      <text:p text:style-name="P9"><text:tab/><text:tab/><text:span text:style-name="T32">docker ps -a</text:span></text:p>
      <text:p text:style-name="P9"/>
      <text:p text:style-name="P9"><text:tab/><text:span text:style-name="T33">If don’t mention any name for container it’ll provide a random name for it.</text:span></text:p>
      <text:p text:style-name="P9"/>
      <text:p text:style-name="P9"><text:tab/><text:span text:style-name="T35">If want any name the container</text:span></text:p>
      <text:p text:style-name="P9"><text:tab/><text:tab/><text:span text:style-name="T35">docker run --name containername imagename</text:span></text:p>
      <text:p text:style-name="P9"><text:tab/><text:tab/><text:span text:style-name="T35">docker run --name hellocon hello-world</text:span></text:p>
      <text:p text:style-name="P9"/>
      <text:p text:style-name="P9"><text:tab/><text:span text:style-name="T36">We can create our images also i.e run images that doesn’t exist in our area,</text:span></text:p>
      <text:p text:style-name="P9"><text:tab/><text:tab/><text:span text:style-name="T36">Open docke rhub in browser and search for the required image.</text:span></text:p>
      <text:p text:style-name="P9"/>
      <text:p text:style-name="P9"><text:tab/><text:span text:style-name="T36">If we want only to download the image and not run it,</text:span></text:p>
      <text:p text:style-name="P9"><text:tab/><text:tab/><text:span text:style-name="T36">docker pull imag</text:span><text:span text:style-name="T37">e:</text:span><text:span text:style-name="T36">tagname</text:span></text:p>
      <text:p text:style-name="P9"><text:tab/><text:tab/><text:span text:style-name="T36">docker pull hello-world:</text:span><text:span text:style-name="T37">latest</text:span></text:p>
      <text:p text:style-name="P9"/>
      <text:p text:style-name="P9"><text:tab/><text:span text:style-name="T36">If we wanna run and pull the images</text:span></text:p>
      <text:p text:style-name="P9"><text:tab/><text:tab/><text:span text:style-name="T36">docker run hello-world</text:span></text:p>
      <text:p text:style-name="P9"/>
      <text:p text:style-name="P11"><text:tab/><text:span text:style-name="T36">If we wanna run and pull the images </text:span><text:span text:style-name="T37">with tags</text:span></text:p>
      <text:p text:style-name="P11"><text:tab/><text:tab/><text:span text:style-name="T36">docker run </text:span><text:span text:style-name="T39">imagename</text:span><text:span text:style-name="T36">:</text:span><text:span text:style-name="T38">tag</text:span></text:p>
      <text:p text:style-name="P11"><text:tab/><text:tab/><text:span text:style-name="T37">docker run –name ngixon nginx:1.2</text:span><text:span text:style-name="T41">3</text:span></text:p>
      <text:p text:style-name="P11"/>
      <text:p text:style-name="P11"><text:tab/><text:span text:style-name="T40">If we wanna run image in background mode </text:span></text:p>
      <text:p text:style-name="P12"><text:tab/><text:tab/><text:span text:style-name="T36">docker run -</text:span><text:span text:style-name="T40">d </text:span><text:span text:style-name="T36">hello-world</text:span></text:p>
      <text:p text:style-name="P12"/>
      <text:p text:style-name="P12"><text:tab/><text:span text:style-name="T42">As of now, we can run it, but we’re unable to use it.</text:span></text:p>
      <text:p text:style-name="P12"/>
      <text:p text:style-name="P12"><text:tab/><text:span text:style-name="T42">We know that the image runs in a docker container in a port but I’m unable to use it cuz my browser is in my local machine, so for to work on it, we should map the port ijn docker to the port in local machine so that we can work on that image as it was in local machine.</text:span></text:p>
      <text:p text:style-name="P12"/>
      <text:p text:style-name="P12"><text:tab/><text:span text:style-name="T42">To Setup the port,</text:span></text:p>
      <text:p text:style-name="P12"><text:tab/><text:tab/><text:span text:style-name="T42">docker run –name containername -d -p portInConatiner:portInHostMachine imagename:tag</text:span></text:p>
      <text:p text:style-name="P12"><text:tab/><text:tab/><text:span text:style-name="T42">docker run –name ngixon -d -p 9000:80 nginx:1.23</text:span></text:p>
      <text:p text:style-name="P15"/>
      <text:p text:style-name="P15"><text:tab/>Now, I can use this image from browser.</text:p>
      <text:p text:style-name="P15"><text:tab/><text:tab/><text:span text:style-name="T43">So now from above, If I use localhost:900 in browser it’ll show welcome page of <text:tab/><text:tab/>Nginx</text:span></text:p>
      <text:p text:style-name="P9"><text:tab/><text:tab/></text:p>
      <text:p text:style-name="P9"><text:tab/><text:span text:style-name="T44">If we wanna execute a comand in the container</text:span></text:p>
      <text:p text:style-name="P9"><text:tab/><text:tab/><text:span text:style-name="T44">docker exec containerName ls</text:span></text:p>
      <text:p text:style-name="P9"><text:tab/><text:tab/><text:span text:style-name="T44">docker exec postgrescon ls</text:span></text:p>
      <text:p text:style-name="P9"/>
      <text:p text:style-name="P9"><text:tab/><text:span text:style-name="T44">We can do the above in another mode in interacative mode,</text:span></text:p>
      <text:p text:style-name="P13"><text:soft-page-break/><text:tab/><text:span text:style-name="T44">docker bash</text:span></text:p>
      <text:p text:style-name="P13"><text:tab/><text:span text:style-name="T44">docker ls</text:span></text:p>
      <text:p text:style-name="P13"><text:tab/><text:span text:style-name="T44">postgres</text:span></text:p>
      <text:p text:style-name="P13"><text:tab/><text:span text:style-name="T44">create database productDB and use this</text:span></text:p>
      <text:p text:style-name="P13"/>
      <text:p text:style-name="P13"><text:tab/></text:p>
      <text:p text:style-name="P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09:33:19.770550114</meta:creation-date>
    <meta:generator>LibreOffice/7.3.7.2$Linux_X86_64 LibreOffice_project/30$Build-2</meta:generator>
    <dc:date>2022-12-19T12:09:58.785561374</dc:date>
    <meta:editing-duration>PT2H25M39S</meta:editing-duration>
    <meta:editing-cycles>95</meta:editing-cycles>
    <meta:document-statistic meta:table-count="0" meta:image-count="0" meta:object-count="0" meta:page-count="4" meta:paragraph-count="90" meta:word-count="935" meta:character-count="5414" meta:non-whitespace-character-count="4418"/>
  </office:meta>
</office:document-meta>
</file>